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 Card: Session Bloat Mitigation and Recovery Dashboard</text:h>
      <text:p text:style-name="Standard">Generated: 2025-09-04</text:p>
      <text:p text:style-name="Standard">Category: BPOE / Diagnostics / User Experience</text:p>
      <text:p text:style-name="Standard">Status: Proposal</text:p>
      <text:h text:style-name="Heading_20_2" text:outline-level="2">🧠 Problem</text:h>
      <text:p text:style-name="Standard">Session bloat in extended ChatGPT workflows (e.g. large token usage, many file uploads, long chains of thought) often results in degraded performance: missing heartbeats, failed interpreter jobs, dropped downloads, or total stalls. These symptoms create user frustration and actively block continuity in creative workflows or multi-repo orchestration.</text:p>
      <text:h text:style-name="Heading_20_2" text:outline-level="2">💡 Proposal</text:h>
      <text:p text:style-name="Standard">Introduce a session-level bloat monitoring and dashboarding mechanism. The assistant should heuristically estimate bloat risk and proactively advise users when thresholds are crossed — e.g. high token use, multiple file attachments, or stalled interpreter cycles. Upon risk detection, the assistant advises a 'CoWrap' (session wrap-up and handoff), and offers clear options to continue in a new session.</text:p>
      <text:h text:style-name="Heading_20_2" text:outline-level="2">📘 BPOE Integration</text:h>
      <text:p text:style-name="Standard">Update `docs/BPOE/ERROR_HANDLING.md` to include: - Session bloat early-warning heuristics - Canonical heartbeat and warning messages - CoWrap guidance - Link to CoCache for intersession continuity</text:p>
      <text:h text:style-name="Heading_20_2" text:outline-level="2">📊 Mitigation Plan</text:h>
      <text:p text:style-name="Standard">Assistant should monitor for: - ⏳ &gt;30s pause → send 'Still working...' - 📂 &gt;5 file uploads → advise restart risk - 🧠 interpreter failure → retry + warn - 📈 Large token growth → suggest wrap - ❗ Combined triggers → force wrap option</text:p>
      <text:h text:style-name="Heading_20_2" text:outline-level="2">🧭 Apology / Guidance</text:h>
      <text:p text:style-name="Standard">"Session bloat slows Chats to a stall, often acting as a guardrail against agency (AI self-governance). Until more sophisticated safeguards are invented, ChatGPT users may need to jump into new sessions periodically. To maintain continuity, users should consider using a free/open sidecar memory such as a GitHub CoCache for intersessional awareness, typically also leveraging a free/open best practice operating environment, BPOE, e.g the CoCivium CoAgent kit."</text:p>
      <text:h text:style-name="Heading_20_2" text:outline-level="2">✅ Proposed Actions</text:h>
      <text:p text:style-name="Standard">- [ ] Update BPOE diagnostics - [ ] Implement assistant-level heartbeat + bloat pings - [ ] Recommend CoWrap + restart when needed - [ ] Integrate CoCache fallback if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0" meta:object-count="0" meta:page-count="1" meta:paragraph-count="16" meta:word-count="308" meta:character-count="2060"/>
    <dc:date>2025-09-04T11:44:36.47</dc:date>
    <dc:creator>Rick Ballard</dc:creator>
    <meta:editing-duration>PT3M44S</meta:editing-duration>
    <meta:editing-cycles>1</meta:editing-cycles>
  </office:meta>
</office:document-meta>
</file>